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StackTraceFilteringTest.pluginFiltersOutStackTrace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luginStackTraceFilteringTest.res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tackTraceFilteringTest.verifyMock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tackTraceFilteringTest.pluginDoesNotFilterOutStackTrace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luginStackTraceFilteringTest.verify_excludeMe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StackTraceFiltering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